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Line943299837276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3299837276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299837276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3299837276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4:50:03.719122455</meta:creation-date>
    <dc:date>2021-07-10T14:51:19.086902591</dc:date>
    <meta:editing-duration>PT1M15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